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DC4566DA980A08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2cm"/>
    </style:style>
    <style:style style:name="pr1" style:family="presentation" style:parent-style-name="Default9-notes">
      <style:graphic-properties draw:fill-color="#ffffff" draw:auto-grow-height="true" fo:min-height="12.572cm"/>
    </style:style>
    <style:style style:name="pr2" style:family="presentation" style:parent-style-name="Default10-notes">
      <style:graphic-properties draw:fill-color="#ffffff" draw:auto-grow-height="true" fo:min-height="12.572cm"/>
    </style:style>
    <style:style style:name="pr3" style:family="presentation" style:parent-style-name="Default11-notes">
      <style:graphic-properties draw:fill-color="#ffffff" draw:auto-grow-height="true" fo:min-height="12.572cm"/>
    </style:style>
    <style:style style:name="pr4" style:family="presentation" style:parent-style-name="Default12-notes">
      <style:graphic-properties draw:fill-color="#ffffff" draw:auto-grow-height="true" fo:min-height="12.572cm"/>
    </style:style>
    <style:style style:name="pr5" style:family="presentation" style:parent-style-name="Default13-notes">
      <style:graphic-properties draw:fill-color="#ffffff" draw:auto-grow-height="true" fo:min-height="12.572cm"/>
    </style:style>
    <style:style style:name="pr6" style:family="presentation" style:parent-style-name="Default14-notes">
      <style:graphic-properties draw:fill-color="#ffffff" draw:auto-grow-height="true" fo:min-height="12.572cm"/>
    </style:style>
    <style:style style:name="pr7" style:family="presentation" style:parent-style-name="Default15-notes">
      <style:graphic-properties draw:fill-color="#ffffff" draw:auto-grow-height="true" fo:min-height="12.572cm"/>
    </style:style>
    <style:style style:name="pr8" style:family="presentation" style:parent-style-name="Default16-notes">
      <style:graphic-properties draw:fill-color="#ffffff" draw:auto-grow-height="true" fo:min-height="12.572cm"/>
    </style:style>
    <style:style style:name="pr9" style:family="presentation" style:parent-style-name="Default1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40pt" fo:text-shadow="none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40pt" fo:text-shadow="none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8.5pt" fo:text-shadow="none" style:font-size-asian="32pt" style:font-size-complex="32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solid" style:text-underline-width="auto" style:text-underline-color="font-color" fo:font-weight="normal" style:letter-kerning="true" style:font-name-asian="Segoe UI" style:font-size-asian="32pt" style:font-style-asian="normal" style:font-weight-asian="normal" style:font-name-complex="Segoe U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1" fo:font-size="40pt" fo:font-style="normal" fo:text-shadow="none" style:text-underline-style="none" fo:font-weight="bold" style:letter-kerning="true" style:font-name-asian="Segoe UI" style:font-size-asian="40pt" style:font-style-asian="normal" style:font-weight-asian="bold" style:font-name-complex="Segoe UI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1" fo:font-size="26pt" fo:font-style="normal" fo:text-shadow="none" style:text-underline-style="none" fo:font-weight="bold" style:letter-kerning="true" style:font-name-asian="Segoe UI" style:font-size-asian="26pt" style:font-style-asian="normal" style:font-weight-asian="bold" style:font-name-complex="Segoe UI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 Narrow" fo:font-size="40pt" fo:font-style="normal" fo:text-shadow="none" style:text-underline-style="none" fo:font-weight="bold" style:letter-kerning="true" style:font-name-asian="Segoe UI" style:font-size-asian="40pt" style:font-style-asian="normal" style:font-weight-asian="bold" style:font-name-complex="Segoe UI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Segoe UI" style:font-size-asian="24pt" style:font-style-asian="normal" style:font-weight-asian="bold" style:font-name-complex="Segoe UI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16pt" fo:font-style="normal" fo:text-shadow="none" style:text-underline-style="none" fo:font-weight="normal" style:letter-kerning="true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" presentation:presentation-page-layout-name="AL1T0">
        <draw:frame draw:style-name="gr1" draw:text-style-name="P2" draw:layer="layout" svg:width="25.908cm" svg:height="3.444cm" svg:x="1.016cm" svg:y="1.016cm">
          <draw:text-box>
            <text:p text:style-name="P1"><text:span text:style-name="T1">HYMN #366</text:span></text:p>
            <text:p text:style-name="P1"><text:span text:style-name="T2">“</text:span><text:span text:style-name="T2">It Came upon the Midnight Clea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0" presentation:presentation-page-layout-name="AL1T0">
        <draw:frame draw:style-name="gr3" draw:text-style-name="P4" draw:layer="layout" svg:width="25.908cm" svg:height="8.701cm" svg:x="1.016cm" svg:y="1.016cm">
          <draw:text-box>
            <text:p text:style-name="P1"><text:span text:style-name="T3">1. It came upon the midnight clear,</text:span><text:span text:style-name="T3"><text:line-break/></text:span><text:span text:style-name="T3">That glorious song of old,</text:span><text:span text:style-name="T3"><text:line-break/></text:span><text:span text:style-name="T3">From angels bending near the earth</text:span><text:span text:style-name="T3"><text:line-break/></text:span><text:span text:style-name="T3">To touch their harps of gol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1" presentation:presentation-page-layout-name="AL1T0">
        <draw:frame draw:style-name="gr3" draw:text-style-name="P6" draw:layer="layout" svg:width="25.908cm" svg:height="8.701cm" svg:x="1.016cm" svg:y="1.016cm">
          <draw:text-box>
            <text:p text:style-name="P1"><text:span text:style-name="T3">“</text:span><text:span text:style-name="T3">Peace on the earth, goodwill to all</text:span><text:span text:style-name="T3"><text:line-break/></text:span><text:span text:style-name="T3">From heav’n’s all-gracious king.”</text:span><text:span text:style-name="T3"><text:line-break/></text:span><text:span text:style-name="T3">The world in solemn stillness lay</text:span><text:span text:style-name="T3"><text:line-break/></text:span><text:span text:style-name="T3">To hear the angels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2" presentation:presentation-page-layout-name="AL1T0">
        <draw:frame draw:style-name="gr4" draw:text-style-name="P8" draw:layer="layout" svg:width="24.638cm" svg:height="7.366cm" svg:x="1.524cm" svg:y="1.016cm">
          <draw:text-box>
            <text:p text:style-name="P7"><text:span text:style-name="T4">2.</text:span><text:span text:style-name="T3"> </text:span><text:span text:style-name="T5">Still through the cloven skies they come</text:span><text:span text:style-name="T5"><text:line-break/></text:span><text:span text:style-name="T5">With peaceful wings unfurled,</text:span><text:span text:style-name="T5"><text:line-break/></text:span><text:span text:style-name="T5">And still their heav’nly music floats</text:span><text:span text:style-name="T5"><text:line-break/></text:span><text:span text:style-name="T5">O’er all the weary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3" presentation:presentation-page-layout-name="AL1T0">
        <draw:frame draw:style-name="gr5" draw:text-style-name="P9" draw:layer="layout" svg:width="25.908cm" svg:height="7.011cm" svg:x="1.016cm" svg:y="1.016cm">
          <draw:text-box>
            <text:p text:style-name="P7"><text:span text:style-name="T2">Above its sad and lowly plains</text:span><text:span text:style-name="T2"><text:line-break/></text:span><text:span text:style-name="T2">They bend on hov’ring wing,</text:span><text:span text:style-name="T2"><text:line-break/></text:span><text:span text:style-name="T2">And ever o’er its babel sounds</text:span><text:span text:style-name="T2"><text:line-break/></text:span><text:span text:style-name="T2">The blessèd angels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4" presentation:presentation-page-layout-name="AL1T0">
        <draw:frame draw:style-name="gr6" draw:text-style-name="P11" draw:layer="layout" svg:width="25.4cm" svg:height="7.62cm" svg:x="1.27cm" svg:y="1.016cm">
          <draw:text-box>
            <text:p text:style-name="P10"><text:span text:style-name="T6">3.</text:span><text:span text:style-name="T2"> All you, beneath your heavy load,</text:span></text:p>
            <text:p text:style-name="P10"><text:span text:style-name="T2">By care and guilt bent low,</text:span></text:p>
            <text:p text:style-name="P10"><text:span text:style-name="T2">Who toil along a dreary way</text:span></text:p>
            <text:p text:style-name="P10"><text:span text:style-name="T2">With painful steps and slow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5" presentation:presentation-page-layout-name="AL1T0">
        <draw:frame draw:style-name="gr4" draw:text-style-name="P11" draw:layer="layout" svg:width="24.638cm" svg:height="7.366cm" svg:x="1.524cm" svg:y="1.016cm">
          <draw:text-box>
            <text:p text:style-name="P10"><text:span text:style-name="T2">Look up, for golden is the hour,</text:span></text:p>
            <text:p text:style-name="P10"><text:span text:style-name="T2">Come swiftly on the wing,</text:span></text:p>
            <text:p text:style-name="P10"><text:span text:style-name="T2">The Prince was born to bring you peace;</text:span></text:p>
            <text:p text:style-name="P10"><text:span text:style-name="T2">Of Him the angels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6" presentation:presentation-page-layout-name="AL1T0">
        <draw:frame draw:style-name="gr7" draw:text-style-name="P9" draw:layer="layout" svg:width="22.606cm" svg:height="7.874cm" svg:x="2.794cm" svg:y="1.016cm">
          <draw:text-box>
            <text:p text:style-name="P7"><text:span text:style-name="T6">4.</text:span><text:span text:style-name="T2"> For lo, the days have come to pass</text:span><text:span text:style-name="T2"><text:line-break/></text:span><text:span text:style-name="T2">By prophets seen of old,</text:span><text:span text:style-name="T2"><text:line-break/></text:span><text:span text:style-name="T2">When down into the circling years</text:span><text:span text:style-name="T2"><text:line-break/></text:span><text:span text:style-name="T2">Came Christ as was foreto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7" presentation:presentation-page-layout-name="AL1T0">
        <draw:frame draw:style-name="gr8" draw:text-style-name="P13" draw:layer="layout" svg:width="23.368cm" svg:height="12.932cm" svg:x="2.286cm" svg:y="1.038cm">
          <draw:text-box>
            <text:p text:style-name="P7"><text:span text:style-name="T2">His word of peace shall to the earth</text:span><text:span text:style-name="T2"><text:line-break/></text:span><text:span text:style-name="T2">God’s ancient promise bring,</text:span><text:span text:style-name="T2"><text:line-break/></text:span><text:span text:style-name="T2">And all who take this gift will hear</text:span><text:span text:style-name="T2"><text:line-break/></text:span><text:span text:style-name="T2">The song the angels sing.</text:span></text:p>
            <text:p text:style-name="P7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8"/></text:p>
            <text:p text:style-name="P12"><text:span text:style-name="T8"><text:s text:c="8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andle2-background" style:family="presentation">
      <style:graphic-properties draw:stroke="none" draw:fill="bitmap" draw:fill-image-name="Bitmap_20_10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0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2:00:24.830000000</meta:creation-date>
    <dc:title>candle2</dc:title>
    <meta:editing-duration>PT56M32S</meta:editing-duration>
    <meta:editing-cycles>10</meta:editing-cycles>
    <meta:generator>LibreOffice/6.1.3.2$Windows_X86_64 LibreOffice_project/86daf60bf00efa86ad547e59e09d6bb77c699acb</meta:generator>
    <meta:initial-creator>Arthur Hoch</meta:initial-creator>
    <dc:date>2019-01-14T16:07:31.839000000</dc:date>
    <meta:document-statistic meta:object-count="255"/>
    <meta:template xlink:type="simple" xlink:actuate="onRequest" xlink:title="candle2" xlink:href="../../AppData/Roaming/LibreOffice/4/user/template/candle2.otp" meta:date="2014-12-21T22:00:24.533000000"/>
  </office:meta>
</office:document-meta>
</file>